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Text_20_body">
      <style:text-properties officeooo:paragraph-rsid="005b010b"/>
    </style:style>
    <style:style style:name="P9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c513" officeooo:paragraph-rsid="005bc513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17766" officeooo:paragraph-rsid="00617766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5ef0e" officeooo:paragraph-rsid="0065ef0e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d65dd" officeooo:paragraph-rsid="005d65dd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7b865" officeooo:paragraph-rsid="0067b865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5f3440" officeooo:paragraph-rsid="005f3440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5f3440" officeooo:paragraph-rsid="006649ff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690ee0" officeooo:paragraph-rsid="00690ee0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4" style:family="paragraph" style:parent-style-name="Text_20_body" style:master-page-name="Standard">
      <style:paragraph-properties style:page-number="auto"/>
      <style:text-properties officeooo:paragraph-rsid="005b010b"/>
    </style:style>
    <style:style style:name="P25" style:family="paragraph" style:parent-style-name="Standard">
      <style:text-properties style:font-name="Caligra" officeooo:rsid="00690ee0" officeooo:paragraph-rsid="00690ee0"/>
    </style:style>
    <style:style style:name="P26" style:family="paragraph" style:parent-style-name="Standard">
      <style:text-properties style:font-name="Caligra" officeooo:rsid="006adc4f" officeooo:paragraph-rsid="006adc4f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officeooo:rsid="002fecf8" style:font-style-asian="italic" style:font-style-complex="italic"/>
    </style:style>
    <style:style style:name="T4" style:family="text">
      <style:text-properties fo:font-style="italic" officeooo:rsid="00625b90" style:font-style-asian="italic" style:font-style-complex="italic"/>
    </style:style>
    <style:style style:name="T5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style:font-name="Caligra" fo:font-size="11pt" fo:font-weight="bold" officeooo:rsid="005a5118" style:font-size-asian="11pt" style:font-weight-asian="bold" style:font-name-complex="Arial" style:font-size-complex="11pt"/>
    </style:style>
    <style:style style:name="T7" style:family="text">
      <style:text-properties fo:color="#ffffff" loext:opacity="100%" style:font-name="Caligra" fo:font-size="11pt" fo:font-weight="bold" officeooo:rsid="005441ab" style:font-size-asian="11pt" style:font-weight-asian="bold" style:font-name-complex="Arial" style:font-size-complex="11pt"/>
    </style:style>
    <style:style style:name="T8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Caligra" fo:font-size="11pt" fo:font-weight="bold" officeooo:rsid="005a5118" style:font-size-asian="11pt" style:font-weight-asian="bold" style:font-name-complex="Arial" style:font-size-complex="11pt" style:font-weight-complex="bold"/>
    </style:style>
    <style:style style:name="T10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Caligra" fo:font-size="11pt" fo:font-weight="bold" officeooo:rsid="00625b90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officeooo:rsid="002fecf8"/>
    </style:style>
    <style:style style:name="T14" style:family="text">
      <style:text-properties style:font-name="Caligra" fo:font-style="italic" officeooo:rsid="002fecf8" style:font-style-asian="italic" style:font-style-complex="italic"/>
    </style:style>
    <style:style style:name="T15" style:family="text">
      <style:text-properties style:font-name="Caligra" fo:font-style="italic" officeooo:rsid="005fe045" style:font-style-asian="italic" style:font-style-complex="italic"/>
    </style:style>
    <style:style style:name="T16" style:family="text">
      <style:text-properties style:font-name="Caligra" officeooo:rsid="00625b90"/>
    </style:style>
    <style:style style:name="T17" style:family="text">
      <style:text-properties officeooo:rsid="005f7964"/>
    </style:style>
    <style:style style:name="T18" style:family="text">
      <style:text-properties officeooo:rsid="00617766"/>
    </style:style>
    <style:style style:name="T19" style:family="text">
      <style:text-properties officeooo:rsid="0061a64f"/>
    </style:style>
    <style:style style:name="T20" style:family="text">
      <style:text-properties officeooo:rsid="00644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3">La dernière fois :</text:span><text:span text:style-name="T16">M1 et M2</text:span><text:span text:style-name="T14">’’’</text:span><text:span text:style-name="T15">La dernière séance nous avons...</text:span><text:span text:style-name="T14"> </text:span><text:span text:style-name="T3">continué l'activité 1 du chapitre 2 </text:span><text:span text:style-name="T4">(M2 finit sauf cours)</text:span><text:span text:style-name="T14">’’’À faire : </text:span>rendre le devoir maison</text:p>
      <text:p text:style-name="P8"><text:span text:style-name="T20">A1 : </text:span>continué l'activité1 jusqu'à la question 4) qui a été corrigé</text:p>
      <text:p text:style-name="P22"><text:span text:style-name="T9">27 nov 9h30</text:span><text:span text:style-name="T10"> </text:span><text:span text:style-name="T12">11h 14h45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3"><text:span text:style-name="T5">Séance </text:span><text:span text:style-name="T6">11</text:span><text:span text:style-name="T7"> </text:span><text:span text:style-name="T6">4e</text:span><text:span text:style-name="T5">: </text:span><text:span text:style-name="T8">Fiche de préparation</text:span><text:span text:style-name="T11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9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10">Appel</text:p>
          </table:table-cell>
          <table:table-cell table:style-name="Tableau1.C1" table:number-columns-spanned="2" office:value-type="string">
            <text:p text:style-name="P17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11">Devoir maison</text:p>
          </table:table-cell>
          <table:table-cell table:style-name="Tableau1.A4" table:number-columns-spanned="2" office:value-type="string">
            <text:p text:style-name="P17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11"><text:span text:style-name="T18">M1 : </text:span>Rappel act1 + terminer act1</text:p>
            <text:p text:style-name="P12">M2 : trace écrite directement</text:p>
            <text:p text:style-name="P13">A1 : afficher correction de la question 4</text:p>
          </table:table-cell>
          <table:table-cell table:style-name="Tableau1.A4" table:number-columns-spanned="2" office:value-type="string">
            <text:p text:style-name="P18">Act1 <text:span text:style-name="T19">M1etM2</text:span><text:span text:style-name="T17">ok</text:span></text:p>
            <text:p text:style-name="P18">trace écrite prof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15">Distribuer + Commencer act2</text:p>
            <text:p text:style-name="P14"/>
          </table:table-cell>
          <table:table-cell table:style-name="Tableau1.A4" table:number-columns-spanned="2" office:value-type="string">
            <text:p text:style-name="P19">Act2 <text:span text:style-name="T19">M1etM2</text:span><text:span text:style-name="T17">ok</text:span></text:p>
            <text:p text:style-name="P18">act2 annoté</text:p>
            <text:p text:style-name="P18">trace écrite prof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7"/>
          </table:table-cell>
        </table:table-row>
        <table:table-row table:style-name="Tableau1.7">
          <table:table-cell table:style-name="Tableau1.A4" office:value-type="string">
            <text:p text:style-name="P16">Chapitre 3</text:p>
          </table:table-cell>
          <table:table-cell table:style-name="Tableau1.A4" table:number-columns-spanned="2" office:value-type="string">
            <text:p text:style-name="P21">Attendus</text:p>
            <text:p text:style-name="P21">act1</text:p>
            <text:p text:style-name="P26">experience</text:p>
            <text:p text:style-name="P21">bougie et de quoi l'étouffer.</text:p>
            <text:p text:style-name="P21">bouteille dioxygène</text:p>
            <text:p text:style-name="P21">/gr bocal, couvercle, couvercle_fil de fer, fusain, briquet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0"/>
          </table:table-cell>
        </table:table-row>
      </table:table>
      <text:p text:style-name="P20"/>
      <text:p text:style-name="P7"><text:span text:style-name="T1">Pour la prochaine fois </text:span><text:span text:style-name="T2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8M18S</meta:editing-duration>
    <meta:editing-cycles>19</meta:editing-cycles>
    <meta:generator>LibreOffice/7.0.3.1$Linux_X86_64 LibreOffice_project/00$Build-1</meta:generator>
    <meta:creation-date>2020-11-27T03:33:45.736699597</meta:creation-date>
    <meta:initial-creator>J Cercy</meta:initial-creator>
    <dc:date>2020-11-27T03:57:31.689390868</dc:date>
    <dc:creator>J Cercy</dc:creator>
    <meta:document-statistic meta:table-count="1" meta:image-count="0" meta:object-count="0" meta:page-count="1" meta:paragraph-count="30" meta:word-count="123" meta:character-count="719" meta:non-whitespace-character-count="623"/>
    <meta:template xlink:type="simple" xlink:actuate="onRequest" xlink:title="fiche_de_prep_type" xlink:href="../../../../../../mes_ressources/document%20type/fiche_de_prep_type.ott" meta:date="2020-11-27T03:33:44.282468518"/>
  </office:meta>
</office:document-meta>
</file>